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4-1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4-1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4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4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4-03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4-0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4-0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3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3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3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2-12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2-1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2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2-02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2-0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1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1-11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1-03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1-0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1-0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0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0-11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0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0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0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0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0-0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90-01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89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89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8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89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8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89-03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4528</text:p>
          </table:table-cell>
          <table:table-cell office:value-type="string" calcext:value-type="string">
            <text:p>1982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